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end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Header">
      <style:paragraph-properties fo:text-align="center" style:justify-single-word="false"/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4586"/>
    </style:style>
    <style:style style:name="T3" style:family="text">
      <style:text-properties fo:color="#004586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MACSI1 - INI2</text:p>
      <text:p text:style-name="P3">Schéma Relationnel</text:p>
      <text:p text:style-name="P5">ABHAYA Anuradha, BAHLOUL Amin, DARNAY Antoine, SOUNA Amel</text:p>
      <text:p text:style-name="P2">Légende :</text:p>
      <text:p text:style-name="P1">Clé primaire</text:p>
      <text:p text:style-name="P4">#Clé étrangère</text:p>
      <text:p text:style-name="Standard"/>
      <text:p text:style-name="Standard"/>
      <text:p text:style-name="Standard">Voici les tables <text:span text:style-name="T1">AVANT</text:span> optimisation :</text:p>
      <text:p text:style-name="Standard"/>
      <text:p text:style-name="Standard"><text:span text:style-name="T3">Projet</text:span>(<text:span text:style-name="T5">idProjet</text:span>, description)</text:p>
      <text:p text:style-name="Standard"><text:span text:style-name="T3">SousProjet</text:span>(<text:span text:style-name="T5">idSousProjet</text:span>, description, #idProjet)</text:p>
      <text:p text:style-name="Standard"><text:span text:style-name="T3">PhaseProjet</text:span>(<text:span text:style-name="T5">idPhase</text:span>, #idProjet)</text:p>
      <text:p text:style-name="Standard"><text:span text:style-name="T3">PhaseSousProjet</text:span><text:span text:style-name="T2">(</text:span><text:span text:style-name="T7">idPhase</text:span><text:span text:style-name="T2">,</text:span> #idSousProjet)</text:p>
      <text:p text:style-name="Standard"><text:span text:style-name="T3">Lot</text:span>(<text:span text:style-name="T4">idLot</text:span>, description)</text:p>
      <text:p text:style-name="Standard"><text:span text:style-name="T3">LotSousProjet</text:span>(#<text:span text:style-name="T4">idLot</text:span>, #<text:span text:style-name="T4">idSousProjet</text:span>)</text:p>
      <text:p text:style-name="Standard"><text:span text:style-name="T3">Jalon</text:span>(<text:span text:style-name="T4">idJalon</text:span>, dateVerification)</text:p>
      <text:p text:style-name="Standard"><text:span text:style-name="T3">JalonProjet</text:span>(#<text:span text:style-name="T4">idJalon</text:span>, #<text:span text:style-name="T4">idProjet</text:span>)</text:p>
      <text:p text:style-name="Standard"><text:span text:style-name="T3">JalonPhaseProjet</text:span>(#<text:span text:style-name="T4">idJalon</text:span>, #<text:span text:style-name="T4">idPhaseProjet</text:span>)</text:p>
      <text:p text:style-name="Standard"><text:span text:style-name="T3">JalonPhaseSousProjet</text:span>(#<text:span text:style-name="T4">idJalon</text:span>, #<text:span text:style-name="T4">idPhaseSousProjet</text:span>)</text:p>
      <text:p text:style-name="Standard"><text:span text:style-name="T3">TachePhaseProjet</text:span>(#<text:span text:style-name="T4">idTache</text:span>, #<text:span text:style-name="T4">idPhaseProjet</text:span>)</text:p>
      <text:p text:style-name="Standard"><text:span text:style-name="T3">TachePhaseSousProjet</text:span>(#<text:span text:style-name="T4">idTache</text:span>, #<text:span text:style-name="T4">idPhaseSousProjet</text:span>)</text:p>
      <text:p text:style-name="Standard"><text:span text:style-name="T3">Tache</text:span>(<text:span text:style-name="T4">idTache</text:span>, dateDebEffective, dateDebAuPlusTard, dateDebAuPlusTot, dateFinEffective,</text:p>
      <text:p text:style-name="Standard"><text:span text:style-name="T6">dateFinAuPlusTard</text:span>,dateFinAuPlusTot, charge, descriptionObjectifs)</text:p>
      <text:p text:style-name="Standard"><text:span text:style-name="T3">TypeCompetence</text:span>(<text:span text:style-name="T4">idCompetence</text:span>, nom)</text:p>
      <text:p text:style-name="Standard"><text:span text:style-name="T3">Livrable</text:span>(<text:span text:style-name="T4">idLivrable</text:span>, type, dateProduction, #idTache)</text:p>
      <text:p text:style-name="Standard"><text:span text:style-name="T3">RessHumaine</text:span>(<text:span text:style-name="T4">NSS</text:span>, nom, prenom, cout)</text:p>
      <text:p text:style-name="Standard"><text:span text:style-name="T3">RessMaterielle</text:span>(<text:span text:style-name="T4">idMateriel</text:span>, #idTypeMateriel)</text:p>
      <text:p text:style-name="Standard"><text:span text:style-name="T3">RessLogicielle</text:span>(<text:span text:style-name="T4">idLogiciel</text:span>, nom, cout)</text:p>
      <text:p text:style-name="Standard"><text:span text:style-name="T3">TypeMateriel</text:span>(<text:span text:style-name="T4">idType</text:span>, description, cout)</text:p>
      <text:p text:style-name="Standard"><text:span text:style-name="T3">RessHumAffecteSurTache</text:span>(#<text:span text:style-name="T4">idTache</text:span>, #<text:span text:style-name="T4">NSS</text:span>, taux, duree)</text:p>
      <text:p text:style-name="Standard"><text:span text:style-name="T3">RessMatAffecteSurTache</text:span>(#<text:span text:style-name="T4">idTache</text:span>, #<text:span text:style-name="T4">idMateriel</text:span>, taux, duree)</text:p>
      <text:p text:style-name="Standard"><text:span text:style-name="T3">RessLogAffecteSurTache</text:span>(#<text:span text:style-name="T4">idTache</text:span>, #<text:span text:style-name="T4">idLogiciel</text:span>, taux, duree)</text:p>
      <text:p text:style-name="Standard"><text:span text:style-name="T3">RessHumRealiseTache</text:span>(#<text:span text:style-name="T4">idTache</text:span>, #<text:span text:style-name="T4">NSS</text:span>, duree)</text:p>
      <text:p text:style-name="Standard"><text:span text:style-name="T3">RessLogRealiseTache</text:span>(#<text:span text:style-name="T4">idTache</text:span>, #<text:span text:style-name="T4">idLogiciel</text:span>, duree)</text:p>
      <text:p text:style-name="Standard"><text:span text:style-name="T3">RessMatRealiseTache</text:span>(#<text:span text:style-name="T4">idTache</text:span>, #<text:span text:style-name="T4">idMateriel</text:span>, duree)</text:p>
      <text:p text:style-name="Standard"><text:span text:style-name="T3">TacheNecessiteTypeComp</text:span>(#<text:span text:style-name="T4">idTache</text:span>, #<text:span text:style-name="T4">idCompetence</text:span>)</text:p>
      <text:p text:style-name="Standard"><text:span text:style-name="T3">RessHumPossedeCompetence</text:span>(#<text:span text:style-name="T4">NSS</text:span>, #<text:span text:style-name="T4">idCompetence</text:span>)</text:p>
      <text:p text:style-name="Standard"><text:span text:style-name="T3">DependanceTaches</text:span>(#<text:span text:style-name="T4">idTache1</text:span>, #<text:span text:style-name="T4">idTache2</text:span>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Voici les tables <text:span text:style-name="T1">APRÈS</text:span> optimisation :</text:p>
      <text:p text:style-name="Standard"/>
      <text:p text:style-name="Standard"><text:span text:style-name="T3">Projet</text:span>(<text:span text:style-name="T5">idProjet</text:span>, description)</text:p>
      <text:p text:style-name="Standard"><text:span text:style-name="T3">SousProjet</text:span>(<text:span text:style-name="T5">idSousProjet</text:span>, description, #idProjet)</text:p>
      <text:p text:style-name="Standard"><text:span text:style-name="T3">PhaseProjet</text:span>(<text:span text:style-name="T5">idPhase</text:span>, #idProjet)</text:p>
      <text:p text:style-name="Standard"><text:span text:style-name="T3">PhaseSousProjet</text:span><text:span text:style-name="T2">(</text:span><text:span text:style-name="T7">idPhase</text:span><text:span text:style-name="T2">,</text:span> #idSousProjet)</text:p>
      <text:p text:style-name="Standard"><text:span text:style-name="T3">Lot</text:span>(<text:span text:style-name="T4">idLot</text:span>, description)</text:p>
      <text:p text:style-name="Standard"><text:span text:style-name="T3">LotSousProjet</text:span>(#<text:span text:style-name="T4">idLot</text:span>, #<text:span text:style-name="T4">idSousProjet</text:span>)</text:p>
      <text:p text:style-name="Standard"><text:span text:style-name="T3">Jalon</text:span>(<text:span text:style-name="T4">idJalon</text:span>, dateVerification)</text:p>
      <text:p text:style-name="Standard"><text:span text:style-name="T3">JalonProjet</text:span>(#<text:span text:style-name="T4">idJalon</text:span>, #<text:span text:style-name="T4">idProjet</text:span>)</text:p>
      <text:p text:style-name="Standard"><text:span text:style-name="T3">JalonPhaseProjet</text:span>(#<text:span text:style-name="T4">idJalon</text:span>, #<text:span text:style-name="T4">idPhaseProjet</text:span>)</text:p>
      <text:p text:style-name="Standard"><text:span text:style-name="T3">JalonPhaseSousProjet</text:span>(#<text:span text:style-name="T4">idJalon</text:span>, #<text:span text:style-name="T4">idPhaseSousProjet</text:span>)</text:p>
      <text:p text:style-name="Standard"><text:span text:style-name="T3">TachePhaseProjet</text:span>(#<text:span text:style-name="T4">idTache</text:span>, #<text:span text:style-name="T4">idPhaseProjet</text:span>)</text:p>
      <text:p text:style-name="Standard"><text:span text:style-name="T3">TachePhaseSousProjet</text:span>(#<text:span text:style-name="T4">idTache</text:span>, #<text:span text:style-name="T4">idPhaseSousProjet</text:span>)</text:p>
      <text:p text:style-name="Standard"><text:span text:style-name="T3">Tache</text:span>(<text:span text:style-name="T4">idTache</text:span>, dateDebEffective, dateDebAuPlusTard, dateDebAuPlusTot, dateFinEffective,</text:p>
      <text:p text:style-name="Standard"><text:span text:style-name="T6">dateFinAuPlusTard</text:span>,dateFinAuPlusTot, charge)</text:p>
      <text:p text:style-name="Standard"><text:span text:style-name="T3">TacheDescription</text:span>(#<text:span text:style-name="T4">idTache</text:span>, descriptionObjectifs)</text:p>
      <text:p text:style-name="Standard"><text:span text:style-name="T3">TacheTerminee</text:span>(#<text:span text:style-name="T4">idTache</text:span>)</text:p>
      <text:p text:style-name="Standard"><text:span text:style-name="T3">TacheEnCours</text:span>(#<text:span text:style-name="T4">idTache</text:span>)</text:p>
      <text:p text:style-name="Standard"><text:span text:style-name="T3">TacheEnAttente</text:span>(#<text:span text:style-name="T4">idTache</text:span>)</text:p>
      <text:p text:style-name="Standard"><text:span text:style-name="T3">TacheEnRetard</text:span>(#<text:span text:style-name="T4">idTache</text:span>)</text:p>
      <text:p text:style-name="Standard"><text:span text:style-name="T3">TypeCompetence</text:span>(<text:span text:style-name="T4">idCompetence</text:span>, nom)</text:p>
      <text:p text:style-name="Standard"><text:span text:style-name="T3">Livrable</text:span>(<text:span text:style-name="T4">idLivrable</text:span>, #idTache, type)</text:p>
      <text:p text:style-name="Standard"><text:span text:style-name="T3">LivrableProduit</text:span>(#<text:span text:style-name="T4">idLivrable</text:span>, dateProduction)</text:p>
      <text:p text:style-name="Standard"><text:span text:style-name="T3">RessHumaine</text:span>(<text:span text:style-name="T4">NSS</text:span>, nom, prenom, cout)</text:p>
      <text:p text:style-name="Standard"><text:span text:style-name="T3">RessMaterielle</text:span>(<text:span text:style-name="T4">idMateriel</text:span>, #idTypeMateriel)</text:p>
      <text:p text:style-name="Standard"><text:span text:style-name="T3">RessLogicielle</text:span>(<text:span text:style-name="T4">idLogiciel</text:span>, nom, cout)</text:p>
      <text:p text:style-name="Standard"><text:span text:style-name="T3">TypeMateriel</text:span>(<text:span text:style-name="T4">idType</text:span>, description, cout)</text:p>
      <text:p text:style-name="Standard"><text:span text:style-name="T3">RessHumAffecteSurTache</text:span>(#<text:span text:style-name="T4">idTache</text:span>, #<text:span text:style-name="T4">NSS</text:span>, taux, duree)</text:p>
      <text:p text:style-name="Standard"><text:span text:style-name="T3">RessMatAffecteSurTache</text:span>(#<text:span text:style-name="T4">idTache</text:span>, #<text:span text:style-name="T4">idMateriel</text:span>, taux, duree)</text:p>
      <text:p text:style-name="Standard"><text:span text:style-name="T3">RessLogAffecteSurTache</text:span>(#<text:span text:style-name="T4">idTache</text:span>, #<text:span text:style-name="T4">idLogiciel</text:span>, taux, duree)</text:p>
      <text:p text:style-name="Standard"><text:span text:style-name="T3">RessHumRealiseTache</text:span>(#<text:span text:style-name="T4">idTache</text:span>, #<text:span text:style-name="T4">NSS</text:span>, duree)</text:p>
      <text:p text:style-name="Standard"><text:span text:style-name="T3">RessLogRealiseTache</text:span>(#<text:span text:style-name="T4">idTache</text:span>, #<text:span text:style-name="T4">idLogiciel</text:span>, duree)</text:p>
      <text:p text:style-name="Standard"><text:span text:style-name="T3">RessMatRealiseTache</text:span>(#<text:span text:style-name="T4">idTache</text:span>, #<text:span text:style-name="T4">idMateriel</text:span>, duree)</text:p>
      <text:p text:style-name="Standard"><text:span text:style-name="T3">TacheNecessiteTypeComp</text:span>(#<text:span text:style-name="T4">idTache</text:span>, #<text:span text:style-name="T4">idCompetence</text:span>)</text:p>
      <text:p text:style-name="Standard"><text:span text:style-name="T3">RessHumPossedeCompetence</text:span>(#<text:span text:style-name="T4">NSS</text:span>, #<text:span text:style-name="T4">idCompetence</text:span>)</text:p>
      <text:p text:style-name="Standard"><text:span text:style-name="T3">DependanceTaches</text:span>(#<text:span text:style-name="T4">idTache1</text:span>, #<text:span text:style-name="T4">idTache2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7T01:34:59</meta:creation-date>
    <dc:date>2013-04-07T01:49:20</dc:date>
    <meta:editing-duration>PT12M57S</meta:editing-duration>
    <meta:editing-cycles>10</meta:editing-cycles>
    <meta:generator>LibreOffice/3.5$Linux_x86 LibreOffice_project/350m1$Build-2</meta:generator>
    <meta:document-statistic meta:table-count="0" meta:image-count="0" meta:object-count="0" meta:page-count="2" meta:paragraph-count="72" meta:word-count="194" meta:character-count="2914" meta:non-whitespace-character-count="2792"/>
  </office:meta>
</office:document-meta>
</file>